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18864"/>
    </style:style>
    <style:style style:name="P2" style:family="paragraph" style:parent-style-name="Standard">
      <style:text-properties style:font-name="Calibri" officeooo:rsid="00118864" officeooo:paragraph-rsid="00118864"/>
    </style:style>
    <style:style style:name="P3" style:family="paragraph" style:parent-style-name="Standard">
      <style:text-properties style:font-name="Calibri" officeooo:paragraph-rsid="00118864"/>
    </style:style>
    <style:style style:name="P4" style:family="paragraph" style:parent-style-name="Standard">
      <style:text-properties officeooo:paragraph-rsid="00118864"/>
    </style:style>
    <style:style style:name="P5" style:family="paragraph" style:parent-style-name="Standard">
      <style:paragraph-properties fo:text-align="center" style:justify-single-word="false"/>
      <style:text-properties officeooo:paragraph-rsid="00125559"/>
    </style:style>
    <style:style style:name="P6" style:family="paragraph" style:parent-style-name="Standard">
      <style:text-properties officeooo:rsid="00125559" officeooo:paragraph-rsid="00125559"/>
    </style:style>
    <style:style style:name="P7" style:family="paragraph" style:parent-style-name="Standard">
      <style:text-properties officeooo:paragraph-rsid="00125559"/>
    </style:style>
    <style:style style:name="P8" style:family="paragraph" style:parent-style-name="Standard" style:list-style-name="L1">
      <style:text-properties style:font-name="Calibri" officeooo:paragraph-rsid="00125559" loext:padding="0cm" loext:border="none"/>
    </style:style>
    <style:style style:name="P9" style:family="paragraph" style:parent-style-name="Standard">
      <style:text-properties style:font-name="Calibri" officeooo:paragraph-rsid="00125559" loext:padding="0cm" loext:border="none"/>
    </style:style>
    <style:style style:name="P10" style:family="paragraph" style:parent-style-name="Standard" style:list-style-name="L3">
      <style:text-properties officeooo:paragraph-rsid="00125559"/>
    </style:style>
    <style:style style:name="T1" style:family="text">
      <style:text-properties officeooo:rsid="00118864"/>
    </style:style>
    <style:style style:name="T2" style:family="text">
      <style:text-properties style:font-name="Calibri"/>
    </style:style>
    <style:style style:name="T3" style:family="text">
      <style:text-properties style:font-name="Calibri" fo:font-weight="bold" style:font-weight-asian="bold" style:font-weight-complex="bold" loext:padding="0cm" loext:border="none"/>
    </style:style>
    <style:style style:name="T4" style:family="text">
      <style:text-properties style:font-name="Calibri" fo:font-weight="bold" fo:background-color="#ffff00" loext:char-shading-value="0" style:font-weight-asian="bold" style:font-weight-complex="bold" loext:padding="0cm" loext:border="none"/>
    </style:style>
    <style:style style:name="T5" style:family="text">
      <style:text-properties style:font-name="Calibri" fo:font-weight="bold" fo:background-color="#ffff00" loext:char-shading-value="0" style:font-weight-asian="bold" style:font-weight-complex="bold" loext:padding="0cm" loext:border="none"/>
    </style:style>
    <style:style style:name="T6" style:family="text">
      <style:text-properties style:font-name="Calibri" loext:padding="0cm" loext:border="none"/>
    </style:style>
    <style:style style:name="T7" style:family="text">
      <style:text-properties style:font-name="Calibri" officeooo:rsid="00118864"/>
    </style:style>
    <style:style style:name="T8" style:family="text">
      <style:text-properties style:font-name="Calibri" officeooo:rsid="00118864" loext:padding="0cm" loext:border="none"/>
    </style:style>
    <style:style style:name="T9" style:family="text">
      <style:text-properties style:font-name="Calibri" officeooo:rsid="00125559" loext:padding="0cm" loext:border="none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25559"/>
    </style:style>
    <style:style style:name="T13" style:family="text">
      <style:text-properties style:font-name="Calibri"/>
    </style:style>
    <style:style style:name="T14" style:family="text">
      <style:text-properties style:font-name="Calibri" fo:font-weight="normal" style:font-weight-asian="normal" style:font-weight-complex="normal"/>
    </style:style>
    <style:style style:name="T15" style:family="text">
      <style:text-properties style:font-name="Calibri" fo:font-weight="normal" officeooo:rsid="00125559" style:font-weight-asian="normal" style:font-weight-complex="normal" loext:padding="0cm" loext:border="none"/>
    </style:style>
    <style:style style:name="T16" style:family="text">
      <style:text-properties style:font-name="Calibri" fo:font-weight="normal" style:font-weight-asian="normal" style:font-weight-complex="normal" loext:padding="0cm" loext:border="none"/>
    </style:style>
    <style:style style:name="T17" style:family="text">
      <style:text-properties style:font-name="Calibri" officeooo:rsid="0011886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5559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ção <text:span text:style-name="T10">verificarNumeroContribuinte</text:span></text:p>
      <text:p text:style-name="P2"><text:span text:style-name="T10"/></text:p>
      <text:p text:style-name="P2">Define um método "verificarNumeroContribuinte" que recebe um inteiro "numeroContribuinte" como entrada. Primeiro verifica se a entrada está dentro de uma faixa válida e lança uma exceção se não estiver. Em seguida, converte o inteiro em uma string e verifica se possui 9 dígitos, lançando outra exceção se não possuir. Por fim, retorna a entrada original.</text:p>
      <text:p text:style-name="P2"/>
      <text:p text:style-name="P3"><text:span text:style-name="T1">IllegalArgumentException </text:span>é uma exceção em Java que é lançada quando um método recebe um argumento inválido. Geralmente é usada para indicar que um argumento não está dentro do intervalo esperado ou não é do tipo esperado. </text:p>
      <text:p text:style-name="P2"/>
      <text:p text:style-name="P2">Função <text:span text:style-name="T10">verificarContatoTelefonico</text:span> </text:p>
      <text:p text:style-name="P2"/>
      <text:p text:style-name="P1"><text:span text:style-name="T7">Recebe um inteiro “</text:span><text:span text:style-name="Source_20_Text"><text:span text:style-name="T8">contactoTelefonico” </text:span></text:span><text:span text:style-name="T7">como entrada e o valida como um número de telefone. Ele garante que o número esteja dentro de um intervalo específico, tenha 9 dígitos e comece com um conjunto específico de prefixos. Se a entrada for inválida, solicita ao usuário que insira o número de telefone novamente até que um válido seja fornecido. <text:line-break/><text:line-break/>“</text:span><text:span text:style-name="Source_20_Text"><text:span text:style-name="T6">StartsWith” </text:span></text:span><text:span text:style-name="T6">é um método da classe ”</text:span><text:span text:style-name="Source_20_Text"><text:span text:style-name="T6">String” </text:span></text:span><text:span text:style-name="T6"><text:s/>que verifica se uma string começa com um determinado prefixo. Ele retorna verdadeiro se a string começar com o prefixo especificado e falso caso contrário.</text:span></text:p>
      <text:p text:style-name="P1"><text:span text:style-name="T6"/></text:p>
      <text:p text:style-name="P5"><text:span text:style-name="T9">----------------------------------------Classe Autor----------------------------------------</text:span></text:p>
      <text:p text:style-name="P6"><text:span text:style-name="T5">Imports</text:span><text:span text:style-name="T6">: </text:span></text:p>
      <text:list text:style-name="L1">
        <text:list-item>
          <text:p text:style-name="P8">import java.text.SimpleDateFormat;</text:p>
        </text:list-item>
      </text:list>
      <text:p text:style-name="P9"><text:span text:style-name="T12">É</text:span> usad<text:span text:style-name="T12">o</text:span> para formatar e analisar datas em Java</text:p>
      <text:list text:continue-numbering="true" text:style-name="L1">
        <text:list-item>
          <text:p text:style-name="P8">import java.util.Date;</text:p>
        </text:list-item>
      </text:list>
      <text:p text:style-name="P9"><text:span text:style-name="T12">É</text:span> usad<text:span text:style-name="T12">o</text:span> para acessar a classe “<text:span text:style-name="Source_20_Text"><text:span text:style-name="T2">Date”</text:span></text:span> em Java. A classe “<text:span text:style-name="Source_20_Text"><text:span text:style-name="T2">Date”</text:span></text:span> representa um ponto específico no tempo </text:p>
      <text:list text:continue-numbering="true" text:style-name="L1">
        <text:list-item>
          <text:p text:style-name="P8">import java.text.ParseException;</text:p>
        </text:list-item>
      </text:list>
      <text:p text:style-name="P7"><text:span text:style-name="T15">S</text:span><text:span text:style-name="T16">erve para </text:span><text:span text:style-name="Strong_20_Emphasis"><text:span text:style-name="T16">importar a exceção “</text:span></text:span><text:span text:style-name="Strong_20_Emphasis"><text:span text:style-name="Source_20_Text"><text:span text:style-name="T16">ParseException”</text:span></text:span></text:span><text:span text:style-name="T16"> do pacote “</text:span><text:span text:style-name="Source_20_Text"><text:span text:style-name="T16">java.text”, </text:span></text:span><text:span text:style-name="Source_20_Text"><text:span text:style-name="T14">quando encontra um erro ao analisar uma string de data. </text:span></text:span></text:p>
      <text:list text:style-name="L3">
        <text:list-item>
          <text:p text:style-name="P10"><text:span text:style-name="T7">A string de data não está no formato correto.</text:span></text:p>
        </text:list-item>
        <text:list-item>
          <text:p text:style-name="P10"><text:span text:style-name="T7">A string de data contém caracteres inválidos.</text:span></text:p>
        </text:list-item>
        <text:list-item>
          <text:p text:style-name="P10"><text:span text:style-name="T7">O formato especificado para o SimpleDateFormat não é válido.</text:span></text:p>
        </text:list-item>
      </text:list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8:03:04.681000000</meta:creation-date>
    <dc:date>2024-02-27T18:29:06.877000000</dc:date>
    <meta:editing-duration>PT1H44M19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6" meta:word-count="271" meta:character-count="1815" meta:non-whitespace-character-count="1559"/>
  </office:meta>
</office:document-meta>
</file>